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5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404040"/>
      <style:text-properties fo:color="#ffffff"/>
    </style:style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umberInt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atk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atk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atk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atk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atk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atk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isGround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u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leverXPressi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leverXNeutra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leverXIdo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leverYPressi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leverYNeutra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leverYIdo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giveu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giveupi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actioni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crouc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moveXForwar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moveXBac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debloc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style-name="ce3" office:value-type="string" calcext:value-type="string">
            <text:p>Base Layer</text:p>
          </table:table-cell>
          <table:table-cell table:style-name="ce3" office:value-type="string" calcext:value-type="string">
            <text:p>Base Laye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style-name="ce3" office:value-type="string" calcext:value-type="string">
            <text:p>Base Layer.</text:p>
          </table:table-cell>
          <table:table-cell table:style-name="ce3" office:value-type="string" calcext:value-type="string">
            <text:p>Base Layer</text:p>
          </table:table-cell>
          <table:table-cell table:style-name="ce3" office:value-type="string" calcext:value-type="string">
            <text:p>Base Layer.Base Laye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style-name="ce3" office:value-type="string" calcext:value-type="string">
            <text:p>Base Layer.JMove.</text:p>
          </table:table-cell>
          <table:table-cell table:style-name="ce3" office:value-type="string" calcext:value-type="string">
            <text:p>JMove</text:p>
          </table:table-cell>
          <table:table-cell table:style-name="ce3" office:value-type="string" calcext:value-type="string">
            <text:p>Base Layer.JMove.JMov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6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6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Stat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_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Machin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proertyName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ormalizedX</text:p>
          </table:table-cell>
          <table:table-cell/>
          <table:table-cell table:style-name="ce1" office:value-type="string" calcext:value-type="string">
            <text:p>normalizedY</text:p>
          </table:table-cell>
          <table:table-cell/>
          <table:table-cell table:style-name="ce1" office:value-type="string" calcext:value-type="string">
            <text:p>normalizedZ</text:p>
          </table:table-cell>
          <table:table-cell/>
          <table:table-cell table:style-name="ce1" office:value-type="string" calcext:value-type="string">
            <text:p>sqrMagnitude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96576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6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80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40400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4032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7840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6544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14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640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2032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95248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4000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54960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152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8256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2832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90368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6848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84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9760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4560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4256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8752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2928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220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35968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4832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8592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2848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93200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84432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6000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55056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79232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94640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14944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144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70240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05232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5360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1760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3056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04912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92240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87056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132640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206800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87760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54000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826000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03760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87280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118752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84080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00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04816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40592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3680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4256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166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600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08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3680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0400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8000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00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9744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6384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1:48:41.075000000</meta:creation-date>
    <dc:date>2017-02-02T21:49:52.124000000</dc:date>
    <meta:editing-duration>PT1M12S</meta:editing-duration>
    <meta:editing-cycles>1</meta:editing-cycles>
    <meta:document-statistic meta:table-count="14" meta:cell-count="5531" meta:object-count="0"/>
    <meta:generator>LibreOffice/5.2.5.1$Windows_x86 LibreOffice_project/0312e1a284a7d50ca85a365c316c7abbf20a4d22</meta:generator>
  </office:meta>
</office:document-meta>
</file>